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1dd49" officeooo:paragraph-rsid="0011dd49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2dcad" officeooo:paragraph-rsid="0012dca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bold" officeooo:rsid="0011dd49" officeooo:paragraph-rsid="0011dd49" style:font-style-asian="normal" style:font-weight-asian="bold" style:font-style-complex="normal" style:font-weight-complex="bold"/>
    </style:style>
    <style:style style:name="P4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style="italic" fo:font-weight="bold" officeooo:rsid="0016c402" officeooo:paragraph-rsid="0016c402" style:font-style-asian="italic" style:font-weight-asian="bold" style:font-style-complex="italic" style:font-weight-complex="bold"/>
    </style:style>
    <style:style style:name="P5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style="normal" fo:font-weight="bold" officeooo:rsid="0011dd49" officeooo:paragraph-rsid="0011dd49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font-style="italic" fo:font-weight="bold" officeooo:rsid="0016c402" officeooo:paragraph-rsid="0016c402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c402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6c402" style:font-style-asian="normal" style:font-weight-asian="normal" style:font-style-complex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4d1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se ( <text:span text:style-name="T1">string input</text:span><text:span text:style-name="T3"> </text:span>)</text:p>
      <text:p text:style-name="P1"/>
      <text:p text:style-name="P5"><text:span text:style-name="T1">Parse the serial predicate specified by </text:span><text:span text:style-name="T5">input</text:span><text:span text:style-name="T1">. <text:s/>Return the result as a string.</text:span></text:p>
      <text:p text:style-name="P3"/>
      <text:p text:style-name="P2"><text:span text:style-name="T6">preload</text:span> ( )</text:p>
      <text:p text:style-name="P2"/>
      <text:p text:style-name="P4"><text:span text:style-name="T3">Do whatever is necessary to be ready for calls to </text:span><text:span text:style-name="T1">parse()</text:span><text:span text:style-name="T3"> to occur.</text:span></text:p>
      <text:p text:style-name="P6"><text:span text:style-name="T3">Current checklist:</text:span></text:p>
      <text:p text:style-name="P6"><text:span text:style-name="T3"><text:tab/>+ Load words from the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2:43:36.465836447</meta:creation-date>
    <meta:generator>LibreOffice/4.3.3.2$Linux_X86_64 LibreOffice_project/430m0$Build-2</meta:generator>
    <dc:date>2018-10-01T02:54:01.057328542</dc:date>
    <meta:editing-duration>PT3M42S</meta:editing-duration>
    <meta:editing-cycles>4</meta:editing-cycles>
    <meta:document-statistic meta:table-count="0" meta:image-count="0" meta:object-count="0" meta:page-count="1" meta:paragraph-count="6" meta:word-count="42" meta:character-count="228" meta:non-whitespace-character-count="190"/>
  </office:meta>
</office:document-meta>
</file>